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b4b4b" style:font-name="Helvetica" fo:font-size="10.5pt" fo:letter-spacing="normal" fo:font-style="normal" fo:font-weight="normal" fo:padding="0cm" fo:border="non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4b4b4b" style:font-name="Helvetica" fo:font-size="14pt" fo:letter-spacing="normal" fo:font-style="normal" fo:font-weight="bold" officeooo:rsid="00004ac4" officeooo:paragraph-rsid="00004ac4" style:font-size-asian="12.25pt" style:font-weight-asian="bold" style:font-size-complex="14pt" style:font-weight-complex="bold" fo:padding="0cm" fo:border="none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b4b4b" style:font-name="Helvetica" fo:font-size="12pt" fo:letter-spacing="normal" fo:font-style="normal" fo:font-weight="bold" officeooo:rsid="00004ac4" officeooo:paragraph-rsid="00004ac4" style:font-size-asian="10.5pt" style:font-weight-asian="bold" style:font-size-complex="12pt" style:font-weight-complex="bold" fo:padding="0cm" fo:border="none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b4b4b" fo:letter-spacing="normal" fo:padding="0cm" fo:border="none"/>
    </style:style>
    <style:style style:name="T1" style:family="text">
      <style:text-properties style:font-name="Helvetica" fo:font-size="10.5pt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trevistas</text:p>
      <text:p text:style-name="P2"/>
      <text:p text:style-name="P3">- Entrevista 1</text:p>
      <text:p text:style-name="P1"/>
      <text:p text:style-name="P1">Para cada entrevista:</text:p>
      <text:p text:style-name="P4">•<text:span text:style-name="T1">Quem foi entrevistado</text:span></text:p>
      <text:p text:style-name="P4">•<text:span text:style-name="T1">Quando</text:span></text:p>
      <text:p text:style-name="P4">•<text:span text:style-name="T1">qual o arquétipo</text:span></text:p>
      <text:p text:style-name="P4">•<text:span text:style-name="T1">key insights da entrevista</text:span></text:p>
      <text:p text:style-name="P4">•<text:span text:style-name="T1">we thought:</text:span></text:p>
      <text:section text:style-name="Sect1" text:name="yui_3_17_2_1_1473696287440_70">
        <text:p text:style-name="P4">•<text:span text:style-name="T1">we learn:</text:span></text:p>
      </text:section>
      <text:p text:style-name="P4">•<text:span text:style-name="T1">Representative quotes:</text:span></text:p>
      <text:p text:style-name="P4">•<text:span text:style-name="T1">Hipótese(s) validada(s)</text:span></text:p>
      <text:p text:style-name="P4">•<text:span text:style-name="T1">Avaliação: Must have / Nice to have / Don’t car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3:35:28.870852657</meta:creation-date>
    <dc:date>2016-09-12T13:36:31.543601358</dc:date>
    <meta:editing-duration>PT1M3S</meta:editing-duration>
    <meta:editing-cycles>1</meta:editing-cycles>
    <meta:document-statistic meta:table-count="0" meta:image-count="0" meta:object-count="0" meta:page-count="1" meta:paragraph-count="12" meta:word-count="36" meta:character-count="237" meta:non-whitespace-character-count="213"/>
    <meta:generator>LibreOffice/4.3.3.2$Linux_X86_64 LibreOffice_project/430m0$Build-2</meta:generator>
  </office:meta>
</office:document-meta>
</file>